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bec3" officeooo:paragraph-rsid="0016bec3"/>
    </style:style>
    <style:style style:name="P2" style:family="paragraph" style:parent-style-name="Standard">
      <style:text-properties officeooo:rsid="0018393a" officeooo:paragraph-rsid="0018393a"/>
    </style:style>
    <style:style style:name="P3" style:family="paragraph" style:parent-style-name="Standard">
      <style:text-properties officeooo:rsid="00196f74" officeooo:paragraph-rsid="00196f74"/>
    </style:style>
    <style:style style:name="P4" style:family="paragraph" style:parent-style-name="Standard">
      <style:text-properties officeooo:rsid="00196f74" officeooo:paragraph-rsid="001d676b"/>
    </style:style>
    <style:style style:name="P5" style:family="paragraph" style:parent-style-name="Standard">
      <style:text-properties officeooo:rsid="0019ed81" officeooo:paragraph-rsid="0019ed81"/>
    </style:style>
    <style:style style:name="P6" style:family="paragraph" style:parent-style-name="Standard">
      <style:text-properties officeooo:rsid="001acc45" officeooo:paragraph-rsid="001acc45"/>
    </style:style>
    <style:style style:name="P7" style:family="paragraph" style:parent-style-name="Standard">
      <style:text-properties officeooo:rsid="001cac19" officeooo:paragraph-rsid="001cac19"/>
    </style:style>
    <style:style style:name="P8" style:family="paragraph" style:parent-style-name="Standard">
      <style:text-properties officeooo:rsid="001d4546" officeooo:paragraph-rsid="001d4546"/>
    </style:style>
    <style:style style:name="P9" style:family="paragraph" style:parent-style-name="Standard">
      <style:text-properties officeooo:rsid="001d4546" officeooo:paragraph-rsid="001d676b"/>
    </style:style>
    <style:style style:name="P10" style:family="paragraph" style:parent-style-name="Standard">
      <style:text-properties fo:font-weight="bold" officeooo:rsid="001d4546" officeooo:paragraph-rsid="001d676b" style:font-weight-asian="bold" style:font-weight-complex="bold"/>
    </style:style>
    <style:style style:name="P11" style:family="paragraph" style:parent-style-name="Standard">
      <style:text-properties fo:font-weight="bold" officeooo:rsid="0016bec3" officeooo:paragraph-rsid="0016bec3" style:font-weight-asian="bold" style:font-weight-complex="bold"/>
    </style:style>
    <style:style style:name="T1" style:family="text">
      <style:text-properties officeooo:rsid="00196f74"/>
    </style:style>
    <style:style style:name="T2" style:family="text">
      <style:text-properties officeooo:rsid="0019ed81"/>
    </style:style>
    <style:style style:name="T3" style:family="text">
      <style:text-properties officeooo:rsid="001d4546"/>
    </style:style>
    <style:style style:name="T4" style:family="text">
      <style:text-properties officeooo:rsid="001d676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54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chal Viewegh, Irena Dousková, Petr Šabach,...</text:p>
      <text:p text:style-name="P1"/>
      <text:p text:style-name="P2">výrazné umělecké individuality 90. let 20. století</text:p>
      <text:p text:style-name="P2">po revoluci došlo ke spojení literárních proudů – zmizely hranice mezi veřejnou, samizdatovou a exilovou</text:p>
      <text:p text:style-name="P2">konec cenzury – možnost inspirace světovou literaturou</text:p>
      <text:p text:style-name="P2">komercializace literatury – záplava málo hodnotných knih</text:p>
      <text:p text:style-name="P2">na začátku intenzivní šíření zakázaných nebo opomíjených autorů, zajáem o literaturu faktu<text:span text:style-name="T1"> a deníkovou literaturu – Jan Zábrana, Celý život</text:span></text:p>
      <text:p text:style-name="P3"/>
      <text:p text:style-name="P4">vydávání zakázaných titulů omezilo prostor pro novou básnickou a prozaickou tvorbu – v ní </text:p>
      <text:p text:style-name="P4">převládlo postmoderní pojetí literárního textu</text:p>
      <text:p text:style-name="P3"/>
      <text:p text:style-name="P3"><text:span text:style-name="T5">Jiří Kratochvíl </text:span>– literární postmoderna, povídky <text:span text:style-name="T5">Má lásko, postmoderno</text:span> (94)</text:p>
      <text:p text:style-name="P3"/>
      <text:p text:style-name="P3"><text:span text:style-name="T5">Michal Ajvar</text:span> - filosof a spis., postmod. román <text:span text:style-name="T5">Zlatý věk</text:span> (02)</text:p>
      <text:p text:style-name="P3"/>
      <text:p text:style-name="P3"><text:span text:style-name="T5">Petr Šabach</text:span> – populární literatura, <text:span text:style-name="T5">Šakalí léta</text:span> (93), <text:span text:style-name="T5">Hovno hoří</text:span> (94), <text:span text:style-name="T2">úspěšná i pozdější proza</text:span></text:p>
      <text:p text:style-name="P5"/>
      <text:p text:style-name="P5">mladší generace na počátku 90. let (poezie: Lubor Kasal, Petr Hruška), pr<text:span text:style-name="T4">ó</text:span>za:</text:p>
      <text:p text:style-name="P5"/>
      <text:p text:style-name="P5"><text:span text:style-name="T5">Jáchym Topol</text:span> – román <text:span text:style-name="T5">Sestra</text:span> (94), <text:span text:style-name="T5">Anděl</text:span>, <text:span text:style-name="T5">Noční práce</text:span></text:p>
      <text:p text:style-name="P6"/>
      <text:p text:style-name="P6"><text:span text:style-name="T5">Miloš Urban</text:span> – přelom tisíciletí – romány <text:span text:style-name="T5">Sedmikostelí</text:span><text:span text:style-name="T7">, </text:span><text:span text:style-name="T5">Hastrman</text:span><text:span text:style-name="T7">, </text:span><text:span text:style-name="T5">Stín Katedrály</text:span></text:p>
      <text:p text:style-name="P6"/>
      <text:p text:style-name="P6"><text:span text:style-name="T5">Emil Hakl </text:span>– soubor povídek <text:span text:style-name="T5">Konec Světa</text:span> a román <text:span text:style-name="T5">O rodičích a dětech</text:span></text:p>
      <text:p text:style-name="P6"/>
      <text:p text:style-name="P6"><text:span text:style-name="T5">Michal Viewegh</text:span> – populární mezi širokou čtenářskou obcí –<text:span text:style-name="T3"> (čtenáře zaujmou výrazně pointované historky a dialogy ale i citové zápletky a traumata)</text:span>, román <text:span text:style-name="T5">Báječná léta pod psa</text:span> (92),</text:p>
      <text:p text:style-name="P7"><text:span text:style-name="T5">Výchova dívek v Čechách</text:span>, <text:span text:style-name="T5">Účastníci zájezdu</text:span>, <text:span text:style-name="T6">Román pro ženy</text:span><text:span text:style-name="T3">, </text:span><text:span text:style-name="T6">Vybíjená</text:span><text:span text:style-name="T3">. U čtenářů patří k velmi oblíbeným autorům, ale kritici mu příliš nepřejí, často vytýkaná zjednodušená psychologie postav</text:span></text:p>
      <text:p text:style-name="P8"/>
      <text:p text:style-name="P8"><text:span text:style-name="T5">Irena Dousková</text:span> – protiklad k převládajícímu „antipsychologismu“ postmoderny, novela <text:span text:style-name="T5">Hrdý Budžes</text:span> (97) (+ její velmi úspěšná dramatizace) + její pokračování <text:span text:style-name="T5">Oněgin byl rusák</text:span></text:p>
      <text:p text:style-name="P8"/>
      <text:p text:style-name="P10">Nejmladší prozaici</text:p>
      <text:p text:style-name="P9"><text:span text:style-name="T5">Jaroslav Rudiš</text:span> – proza <text:span text:style-name="T5">Nebe pod Berlínem</text:span> <text:span text:style-name="T4">(zachycuje atmosféru soudobého Berlína)</text:span></text:p>
      <text:p text:style-name="P8"><text:span text:style-name="T5">Petra Hůlová</text:span> – román <text:span text:style-name="T5">Paměť mojí babičce</text:span> <text:span text:style-name="T4">(vyprávění 5 mongolských žen tří generací o svých životech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14:37:47.063000000</meta:creation-date>
    <dc:date>2019-05-05T16:28:11.050000000</dc:date>
    <meta:editing-duration>PT6M21S</meta:editing-duration>
    <meta:editing-cycles>1</meta:editing-cycles>
    <meta:document-statistic meta:table-count="0" meta:image-count="0" meta:object-count="0" meta:page-count="1" meta:paragraph-count="21" meta:word-count="253" meta:character-count="1829" meta:non-whitespace-character-count="1580"/>
    <meta:generator>LibreOffice/5.2.3.3$Windows_X86_64 LibreOffice_project/d54a8868f08a7b39642414cf2c8ef2f228f780cf</meta:generator>
  </office:meta>
</office:document-meta>
</file>